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ad4b1" officeooo:paragraph-rsid="001ad4b1"/>
    </style:style>
    <style:style style:name="P2" style:family="paragraph" style:parent-style-name="Standard">
      <style:text-properties officeooo:rsid="001add97" officeooo:paragraph-rsid="001add97"/>
    </style:style>
    <style:style style:name="P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lla di controllo 1" form:control-implementation="ooo:com.sun.star.form.component.CheckBox" xml:id="control1" form:id="control1" form:label="Casella di controllo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2" form:id="control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radio form:name="Pulsante di scelta 1" form:control-implementation="ooo:com.sun.star.form.component.RadioButton" xml:id="control3" form:id="control3" form:label="Pulsante di scelta" form:current-select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Pulsante di scelta 1" form:control-implementation="ooo:com.sun.star.form.component.RadioButton" xml:id="control4" form:id="control4" form:label="Pulsante di scelta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Pulsante di scelta 2" form:control-implementation="ooo:com.sun.star.form.component.RadioButton" xml:id="control5" form:id="control5" form:label="Pulsante di scelta 2" form:current-select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 di controlli:<text:line-break/><text:tab/><draw:control text:anchor-type="as-char" draw:z-index="0" draw:name="Forma1" draw:style-name="gr1" draw:text-style-name="P3" svg:width="0.376cm" svg:height="0.35cm" draw:control="control1"/> checkbox selezionato</text:p>
      <text:p text:style-name="P1"><text:tab/><draw:control text:anchor-type="as-char" draw:z-index="1" draw:name="Forma1" draw:style-name="gr1" draw:text-style-name="P3" svg:width="0.376cm" svg:height="0.35cm" draw:control="control2"/> checkbox deselezionato</text:p>
      <text:p text:style-name="P1"><text:tab/><draw:control text:anchor-type="as-char" draw:z-index="2" draw:name="Forma2" draw:style-name="gr1" draw:text-style-name="P3" svg:width="0.283cm" svg:height="0.394cm" draw:control="control3"/> radiobutton selezionato</text:p>
      <text:p text:style-name="P1"><text:tab/><draw:control text:anchor-type="as-char" draw:z-index="3" draw:name="Forma2" draw:style-name="gr1" draw:text-style-name="P3" svg:width="0.283cm" svg:height="0.394cm" draw:control="control4"/> radiobutton deselezionato</text:p>
      <text:p text:style-name="P1"/>
      <text:p text:style-name="P1">altro testo</text:p>
      <text:p text:style-name="P1"><text:tab/><draw:control text:anchor-type="as-char" draw:z-index="4" draw:name="Forma3" draw:style-name="gr1" draw:text-style-name="P3" svg:width="0.352cm" svg:height="0.329cm" draw:control="control5"/> radiobutton 2 selezionato</text:p>
      <text:p text:style-name="P1"/>
      <text:p text:style-name="P2">diciamo che 3 &lt; 5, o anche 5 &gt; 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2:57:11.967909071</meta:creation-date>
    <dc:date>2017-10-23T12:07:37.571437922</dc:date>
    <meta:editing-duration>PT2H53M33S</meta:editing-duration>
    <meta:editing-cycles>5</meta:editing-cycles>
    <meta:generator>LibreOffice/5.4.2.2$Linux_X86_64 LibreOffice_project/40m0$Build-2</meta:generator>
    <meta:document-statistic meta:table-count="0" meta:image-count="0" meta:object-count="0" meta:page-count="1" meta:paragraph-count="7" meta:word-count="26" meta:character-count="189" meta:non-whitespace-character-count="160"/>
  </office:meta>
</office:document-meta>
</file>